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b1549" officeooo:paragraph-rsid="000b1549"/>
    </style:style>
    <style:style style:name="P2" style:family="paragraph" style:parent-style-name="Standard">
      <style:text-properties officeooo:rsid="000b1549" officeooo:paragraph-rsid="000bc7fb"/>
    </style:style>
    <style:style style:name="P3" style:family="paragraph" style:parent-style-name="Standard">
      <style:text-properties officeooo:rsid="000d0952" officeooo:paragraph-rsid="000d0952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b1549" officeooo:paragraph-rsid="000bc7fb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bold" officeooo:rsid="000b1549" officeooo:paragraph-rsid="000b1549" style:font-weight-asian="bold" style:font-weight-complex="bold"/>
    </style:style>
    <style:style style:name="P6" style:family="paragraph" style:parent-style-name="Standard" style:list-style-name="WWNum1">
      <style:paragraph-properties fo:margin-left="2.54cm" fo:margin-right="0cm" fo:margin-top="0cm" fo:margin-bottom="0cm" loext:contextual-spacing="false" fo:line-height="100%" fo:text-indent="-0.635cm" style:auto-text-indent="false"/>
      <style:text-properties officeooo:paragraph-rsid="000b1549"/>
    </style:style>
    <style:style style:name="P7" style:family="paragraph" style:parent-style-name="Standard" style:list-style-name="WWNum1">
      <style:paragraph-properties fo:margin-left="1.251cm" fo:margin-right="0cm" fo:margin-top="0.353cm" fo:margin-bottom="0cm" loext:contextual-spacing="false" fo:line-height="100%" fo:text-indent="-0.635cm" style:auto-text-indent="false"/>
      <style:text-properties officeooo:paragraph-rsid="000b1549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size="11pt" fo:font-weight="bold" officeooo:rsid="000d0952" officeooo:paragraph-rsid="000d0952" style:font-size-asian="11pt" style:font-weight-asian="bold" style:font-size-complex="11pt"/>
    </style:style>
    <style:style style:name="P9" style:family="paragraph" style:parent-style-name="Standard">
      <style:paragraph-properties fo:margin-top="0.212cm" fo:margin-bottom="0cm" loext:contextual-spacing="false" fo:line-height="100%"/>
      <style:text-properties style:font-name="Liberation Serif" fo:font-size="12pt" officeooo:rsid="000d0952" officeooo:paragraph-rsid="000d0952" style:font-size-asian="12pt" style:font-size-complex="12pt"/>
    </style:style>
    <style:style style:name="P10" style:family="paragraph" style:parent-style-name="Standard">
      <style:paragraph-properties fo:margin-top="0.212cm" fo:margin-bottom="0cm" loext:contextual-spacing="false" fo:line-height="100%" fo:padding="0cm" fo:border="none"/>
      <style:text-properties style:font-name="Liberation Serif" fo:font-size="12pt" officeooo:rsid="000d0952" officeooo:paragraph-rsid="000d0952" style:font-size-asian="12pt" style:font-size-complex="12pt"/>
    </style:style>
    <style:style style:name="P11" style:family="paragraph" style:parent-style-name="Standard" style:list-style-name="WWNum4">
      <style:paragraph-properties fo:margin-left="2.521cm" fo:margin-right="0cm" fo:margin-top="0.212cm" fo:margin-bottom="0cm" loext:contextual-spacing="false" fo:line-height="100%" fo:text-indent="-0.635cm" style:auto-text-indent="false" fo:padding="0cm" fo:border="none"/>
      <style:text-properties style:font-name="Liberation Serif" fo:font-size="12pt" officeooo:rsid="000d0952" officeooo:paragraph-rsid="000d0952" style:font-size-asian="12pt" style:font-size-complex="12pt"/>
    </style:style>
    <style:style style:name="P12" style:family="paragraph" style:parent-style-name="Standard" style:list-style-name="WWNum4">
      <style:paragraph-properties fo:margin-left="2.521cm" fo:margin-right="0cm" fo:margin-top="0cm" fo:margin-bottom="0cm" loext:contextual-spacing="false" fo:line-height="100%" fo:text-indent="-0.635cm" style:auto-text-indent="false" fo:padding="0cm" fo:border="none"/>
      <style:text-properties style:font-name="Liberation Serif" fo:font-size="12pt" officeooo:rsid="000d0952" officeooo:paragraph-rsid="000d0952" style:font-size-asian="12pt" style:font-size-complex="12pt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3" style:family="text">
      <style:text-properties fo:font-size="11pt" fo:font-style="italic" style:font-name-asian="Times New Roman1" style:font-size-asian="11pt" style:font-style-asian="italic" style:font-name-complex="Times New Roman1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style:font-name-asian="Times New Roman1" style:font-size-asian="11pt" style:font-weight-asian="bold" style:font-name-complex="Times New Roman1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name-asian="Times New Roman1" style:font-size-asian="11pt" style:font-name-complex="Times New Roman1" style:font-size-complex="11pt"/>
    </style:style>
    <style:style style:name="T8" style:family="text">
      <style:text-properties officeooo:rsid="000bc7fb"/>
    </style:style>
    <style:style style:name="T9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0" style:family="text">
      <style:text-properties style:font-name="Times New Roman" fo:font-size="11pt" fo:font-style="italic" style:font-name-asian="Times New Roman1" style:font-size-asian="11pt" style:font-style-asian="italic" style:font-name-complex="Times New Roman1" style:font-size-complex="11pt"/>
    </style:style>
    <style:style style:name="T11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fo:font-style="italic" style:font-name-asian="Times New Roman1" style:font-style-asian="italic" style:font-name-complex="Times New Roman1"/>
    </style:style>
    <style:style style:name="T14" style:family="text">
      <style:text-properties fo:font-style="italic" style:font-style-asian="italic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name-asian="Times New Roman1" style:font-weight-asian="bold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<text:span text:style-name="T8">Programmation système</text:span></text:p>
      <text:p text:style-name="P2"/>
      <text:p text:style-name="P2"><text:span text:style-name="T8">Le projet est en trois parties permettant de reprendre les notions du module de programmation système. </text:span></text:p>
      <text:p text:style-name="P1"/>
      <text:p text:style-name="P5"><text:span text:style-name="T8">Partie 1 : un </text:span>Minishell</text:p>
      <text:p text:style-name="P3">Vous allez dans cette partie écrire un shell simplifié en python.</text:p>
      <text:p text:style-name="P9"><text:span text:style-name="T12">Ecrire un programme Python (</text:span><text:span text:style-name="T13">myshell.py</text:span><text:span text:style-name="T12">) qui lit des lignes de commande à l’entrée standard et les lancent en exécution, à l’instar du </text:span><text:span text:style-name="T13">shell</text:span><text:span text:style-name="T12"> standard Linux. Le programme ne doit pas utiliser la fonction </text:span><text:span text:style-name="T13">system, </text:span><text:span text:style-name="T12">l’exécution est lancée avec une fonction de la famille </text:span><text:span text:style-name="T13">os.exec</text:span><text:span text:style-name="T12">.<text:line-break/>Pour simplifier le travail, nous allons faire les hypothèses suivantes :</text:span></text:p>
      <text:list xml:id="list2118324041" text:style-name="WWNum4">
        <text:list-item>
          <text:p text:style-name="P11">Une commande est formée d’une seule ligne. Seules les commandes <text:span text:style-name="T14">externes</text:span> (i.e., programmes exécutables avec arguments) seront traitées.</text:p>
        </text:list-item>
        <text:list-item>
          <text:p text:style-name="P12">Les arguments sont séparés par des espaces. Les caractères d’échappement (\), guillemets, etc. <text:s/>ne sont pas traités.</text:p>
        </text:list-item>
        <text:list-item>
          <text:p text:style-name="P12">Les opérateurs de combinaison de commandes (|, ||, &amp;&amp;, etc.) ou de redirection (&lt;, &gt;, etc.) ne sont pas pris en compte.</text:p>
        </text:list-item>
        <text:list-item>
          <text:p text:style-name="P12">En revanche, la ligne <text:span text:style-name="T15">peut se terminer par &amp;</text:span> (séparé du dernier argument par un espace) ce qui produit un effet similaire au lancement en arrière-plan en <text:span text:style-name="T14">shell</text:span> standard.</text:p>
        </text:list-item>
        <text:list-item>
          <text:p text:style-name="P12">A la fin d’un processus lancé en premier plan (sans &amp;), le shell affiche son PID et son code de retour</text:p>
        </text:list-item>
      </text:list>
      <text:p text:style-name="P10"><text:span text:style-name="T13">A noter : il convient de traiter les erreurs potentielles à chaque appel système (exception</text:span><text:span text:style-name="T16"> OSError</text:span><text:span text:style-name="T13">) et afficher une description de la cause de l’erreur (cf. </text:span><text:span text:style-name="T16">OSError.strerror</text:span><text:span text:style-name="T13"> ) </text:span></text:p>
      <text:p text:style-name="P8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20" style:display-name="ListLabel 20" style:family="text">
      <style:text-properties fo:font-size="11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Ex.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style:num-suffix="●" text:bullet-char="●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Noto Sans Symbols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Noto Sans Symbols"/>
      </text:list-level-style-bullet>
      <text:list-level-style-bullet text:level="4" text:style-name="ListLabel_20_23" style:num-suffix="●" text:bullet-char="●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Noto Sans Symbols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Noto Sans Symbols"/>
      </text:list-level-style-bullet>
      <text:list-level-style-bullet text:level="7" text:style-name="ListLabel_20_26" style:num-suffix="●" text:bullet-char="●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Noto Sans Symbols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28" style:num-suffix="▪" text:bullet-char="▪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ia Stolf</meta:initial-creator>
    <meta:creation-date>2022-07-18T10:17:04.489350790</meta:creation-date>
    <dc:date>2022-07-18T17:15:58.491761940</dc:date>
    <dc:creator>Patricia Stolf</dc:creator>
    <meta:editing-duration>PT6H1M5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30" meta:character-count="1388" meta:non-whitespace-character-count="1171"/>
  </office:meta>
</office:document-meta>
</file>